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1.4035in" svg:height="3.9949in" svg:x="0.239in" svg:y="2.3425in">
            <draw:object draw:notify-on-update-of-ranges="Sheet1.A1:Sheet1.A1 Sheet1.A2:Sheet1.A12 Sheet1.B1:Sheet1.B1 Sheet1.B2:Sheet1.B12 Sheet1.C1:Sheet1.C1 Sheet1.C2:Sheet1.C12 Sheet1.D1:Sheet1.D1 Sheet1.D2:Sheet1.D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Mike" draw:style-name="gr1" svg:width="11.2626in" svg:height="4.1724in" svg:x="0.2276in" svg:y="6.5465in">
            <draw:object draw:notify-on-update-of-ranges="Sheet1.A1:Sheet1.A1 Sheet1.A2:Sheet1.A12 Sheet1.D1:Sheet1.D1 Sheet1.D2:Sheet1.D12" xlink:href="./Object 2" xlink:type="simple" xlink:show="embed" xlink:actuate="onLoad"/>
            <draw:image xlink:href="./ObjectReplacements/Object 2" xlink:type="simple" xlink:show="embed" xlink:actuate="onLoad"/>
            <svg:title>Mike</svg:title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Unminified</text:p>
          </table:table-cell>
          <table:table-cell office:value-type="string">
            <text:p>Minified</text:p>
          </table:table-cell>
          <table:table-cell office:value-type="string">
            <text:p>gzipped</text:p>
          </table:table-cell>
        </table:table-row>
        <table:table-row table:style-name="ro2">
          <table:table-cell office:value-type="string">
            <text:p>ALL</text:p>
          </table:table-cell>
          <table:table-cell office:value-type="float" office:value="258393">
            <text:p>258393</text:p>
          </table:table-cell>
          <table:table-cell office:value-type="float" office:value="92585">
            <text:p>92585</text:p>
          </table:table-cell>
          <table:table-cell office:value-type="float" office:value="33114">
            <text:p>33114</text:p>
          </table:table-cell>
        </table:table-row>
        <table:table-row table:style-name="ro1">
          <table:table-cell office:value-type="string">
            <text:p>ajax</text:p>
          </table:table-cell>
          <table:table-cell office:value-type="float" office:value="223921">
            <text:p>223921</text:p>
          </table:table-cell>
          <table:table-cell office:value-type="float" office:value="82836">
            <text:p>82836</text:p>
          </table:table-cell>
          <table:table-cell office:value-type="float" office:value="29061">
            <text:p>29061</text:p>
          </table:table-cell>
        </table:table-row>
        <table:table-row table:style-name="ro1">
          <table:table-cell office:value-type="string">
            <text:p>ajax/jsonp</text:p>
          </table:table-cell>
          <table:table-cell office:value-type="float" office:value="255794">
            <text:p>255794</text:p>
          </table:table-cell>
          <table:table-cell office:value-type="float" office:value="91738">
            <text:p>91738</text:p>
          </table:table-cell>
          <table:table-cell office:value-type="float" office:value="32814">
            <text:p>32814</text:p>
          </table:table-cell>
        </table:table-row>
        <table:table-row table:style-name="ro1">
          <table:table-cell office:value-type="string">
            <text:p>ajax/xhr</text:p>
          </table:table-cell>
          <table:table-cell office:value-type="float" office:value="252017">
            <text:p>252017</text:p>
          </table:table-cell>
          <table:table-cell office:value-type="float" office:value="91141">
            <text:p>91141</text:p>
          </table:table-cell>
          <table:table-cell office:value-type="float" office:value="32575">
            <text:p>32575</text:p>
          </table:table-cell>
        </table:table-row>
        <table:table-row table:style-name="ro1">
          <table:table-cell office:value-type="string">
            <text:p>ajax/script</text:p>
          </table:table-cell>
          <table:table-cell office:value-type="float" office:value="256509">
            <text:p>256509</text:p>
          </table:table-cell>
          <table:table-cell office:value-type="float" office:value="91755">
            <text:p>91755</text:p>
          </table:table-cell>
          <table:table-cell office:value-type="float" office:value="32886">
            <text:p>32886</text:p>
          </table:table-cell>
        </table:table-row>
        <table:table-row table:style-name="ro1">
          <table:table-cell office:value-type="string">
            <text:p>css</text:p>
          </table:table-cell>
          <table:table-cell office:value-type="float" office:value="215493">
            <text:p>215493</text:p>
          </table:table-cell>
          <table:table-cell office:value-type="float" office:value="76911">
            <text:p>76911</text:p>
          </table:table-cell>
          <table:table-cell office:value-type="float" office:value="27459">
            <text:p>27459</text:p>
          </table:table-cell>
        </table:table-row>
        <table:table-row table:style-name="ro2">
          <table:table-cell office:value-type="string">
            <text:p>effects</text:p>
          </table:table-cell>
          <table:table-cell office:value-type="float" office:value="240892">
            <text:p>240892</text:p>
          </table:table-cell>
          <table:table-cell office:value-type="float" office:value="85694">
            <text:p>85694</text:p>
          </table:table-cell>
          <table:table-cell office:value-type="float" office:value="30604">
            <text:p>30604</text:p>
          </table:table-cell>
        </table:table-row>
        <table:table-row table:style-name="ro2">
          <table:table-cell office:value-type="string">
            <text:p>offset</text:p>
          </table:table-cell>
          <table:table-cell office:value-type="float" office:value="253531">
            <text:p>253531</text:p>
          </table:table-cell>
          <table:table-cell office:value-type="float" office:value="90445">
            <text:p>90445</text:p>
          </table:table-cell>
          <table:table-cell office:value-type="float" office:value="32393">
            <text:p>32393</text:p>
          </table:table-cell>
        </table:table-row>
        <table:table-row table:style-name="ro2">
          <table:table-cell office:value-type="string">
            <text:p>dimensions</text:p>
          </table:table-cell>
          <table:table-cell office:value-type="float" office:value="256628">
            <text:p>256628</text:p>
          </table:table-cell>
          <table:table-cell office:value-type="float" office:value="92096">
            <text:p>92096</text:p>
          </table:table-cell>
          <table:table-cell office:value-type="float" office:value="32956">
            <text:p>32956</text:p>
          </table:table-cell>
        </table:table-row>
        <table:table-row table:style-name="ro2">
          <table:table-cell office:value-type="string">
            <text:p>deprecated</text:p>
          </table:table-cell>
          <table:table-cell office:value-type="float" office:value="256781">
            <text:p>256781</text:p>
          </table:table-cell>
          <table:table-cell office:value-type="float" office:value="91863">
            <text:p>91863</text:p>
          </table:table-cell>
          <table:table-cell office:value-type="float" office:value="32845">
            <text:p>32845</text:p>
          </table:table-cell>
        </table:table-row>
        <table:table-row table:style-name="ro2">
          <table:table-cell office:value-type="string">
            <text:p>NONE</text:p>
          </table:table-cell>
          <table:table-cell office:value-type="float" office:value="179409">
            <text:p>179409</text:p>
          </table:table-cell>
          <table:table-cell office:value-type="float" office:value="66440">
            <text:p>66440</text:p>
          </table:table-cell>
          <table:table-cell office:value-type="float" office:value="23227">
            <text:p>23227</text:p>
          </table:table-cell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2-08-22T18:01:22</meta:creation-date>
    <dc:date>2012-08-22T21:04:30</dc:date>
    <dc:creator>mike </dc:creator>
    <meta:editing-duration>PT2H32M38S</meta:editing-duration>
    <meta:editing-cycles>2</meta:editing-cycles>
    <meta:generator>LibreOffice/3.5$Linux_X86_64 LibreOffice_project/350m1$Build-2</meta:generator>
    <meta:document-statistic meta:table-count="3" meta:cell-count="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4c4c4c"/>
    </style:style>
    <style:style style:name="ch2" style:family="chart">
      <style:chart-properties chart:auto-position="true"/>
      <style:text-properties fo:color="#e6e6e6"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color="#e6e6e6" fo:font-size="10pt" fo:font-weight="bold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color="#e6e6e6" fo:font-size="10pt" fo:font-weight="bold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color="#e6e6e6" fo:font-size="10pt" fo:font-weight="bold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66cm" svg:height="10.148cm" xlink:href=".." xlink:type="simple" chart:class="chart:bar" chart:style-name="ch1">
        <chart:title svg:x="11.047cm" svg:y="0.338cm" chart:style-name="ch2">
          <text:p>jQuery 1.8.0 Modularized</text:p>
        </chart:title>
        <chart:legend svg:x="25.802cm" svg:y="3.815cm" style:legend-expansion="custom" chartooo:width="2.954cm" chartooo:height="2.703cm" style:legend-expansion-aspect-ratio="1.0928597854236" chart:style-name="ch3"/>
        <chart:plot-area chart:style-name="ch4" table:cell-range-address="Sheet1.A1:Sheet1.D12" chart:data-source-has-labels="both" svg:x="1.029cm" svg:y="1.724cm" svg:width="24.225cm" svg:height="7.802cm">
          <chartooo:coordinate-region svg:x="2.391cm" svg:y="1.923cm" svg:width="22.863cm" svg:height="6.956cm"/>
          <chart:axis chart:dimension="x" chart:name="primary-x" chart:style-name="ch5" chartooo:axis-type="auto">
            <chartooo:date-scale/>
            <chart:categories table:cell-range-address="Sheet1.A2:Sheet1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12" chart:label-cell-address="Sheet1.B1:Sheet1.B1" chart:class="chart:bar">
            <chart:data-point chart:repeated="11"/>
          </chart:series>
          <chart:series chart:style-name="ch9" chart:values-cell-range-address="Sheet1.C2:Sheet1.C12" chart:label-cell-address="Sheet1.C1:Sheet1.C1" chart:class="chart:bar">
            <chart:data-point chart:repeated="11"/>
          </chart:series>
          <chart:series chart:style-name="ch10" chart:values-cell-range-address="Sheet1.D2:Sheet1.D12" chart:label-cell-address="Sheet1.D1:Sheet1.D1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minified</text:p>
                <draw:g>
                  <svg:desc>Sheet1.B1:Sheet1.B1</svg:desc>
                </draw:g>
              </table:table-cell>
              <table:table-cell office:value-type="string">
                <text:p>Minified</text:p>
                <draw:g>
                  <svg:desc>Sheet1.C1:Sheet1.C1</svg:desc>
                </draw:g>
              </table:table-cell>
              <table:table-cell office:value-type="string">
                <text:p>gzipped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L</text:p>
                <draw:g>
                  <svg:desc>Sheet1.A2:Sheet1.A12</svg:desc>
                </draw:g>
              </table:table-cell>
              <table:table-cell office:value-type="float" office:value="258393">
                <text:p>258393</text:p>
                <draw:g>
                  <svg:desc>Sheet1.B2:Sheet1.B12</svg:desc>
                </draw:g>
              </table:table-cell>
              <table:table-cell office:value-type="float" office:value="92585">
                <text:p>92585</text:p>
                <draw:g>
                  <svg:desc>Sheet1.C2:Sheet1.C12</svg:desc>
                </draw:g>
              </table:table-cell>
              <table:table-cell office:value-type="float" office:value="33114">
                <text:p>33114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ajax</text:p>
              </table:table-cell>
              <table:table-cell office:value-type="float" office:value="223921">
                <text:p>223921</text:p>
              </table:table-cell>
              <table:table-cell office:value-type="float" office:value="82836">
                <text:p>82836</text:p>
              </table:table-cell>
              <table:table-cell office:value-type="float" office:value="29061">
                <text:p>29061</text:p>
              </table:table-cell>
            </table:table-row>
            <table:table-row>
              <table:table-cell office:value-type="string">
                <text:p>ajax/jsonp</text:p>
              </table:table-cell>
              <table:table-cell office:value-type="float" office:value="255794">
                <text:p>255794</text:p>
              </table:table-cell>
              <table:table-cell office:value-type="float" office:value="91738">
                <text:p>91738</text:p>
              </table:table-cell>
              <table:table-cell office:value-type="float" office:value="32814">
                <text:p>32814</text:p>
              </table:table-cell>
            </table:table-row>
            <table:table-row>
              <table:table-cell office:value-type="string">
                <text:p>ajax/xhr</text:p>
              </table:table-cell>
              <table:table-cell office:value-type="float" office:value="252017">
                <text:p>252017</text:p>
              </table:table-cell>
              <table:table-cell office:value-type="float" office:value="91141">
                <text:p>91141</text:p>
              </table:table-cell>
              <table:table-cell office:value-type="float" office:value="32575">
                <text:p>32575</text:p>
              </table:table-cell>
            </table:table-row>
            <table:table-row>
              <table:table-cell office:value-type="string">
                <text:p>ajax/script</text:p>
              </table:table-cell>
              <table:table-cell office:value-type="float" office:value="256509">
                <text:p>256509</text:p>
              </table:table-cell>
              <table:table-cell office:value-type="float" office:value="91755">
                <text:p>91755</text:p>
              </table:table-cell>
              <table:table-cell office:value-type="float" office:value="32886">
                <text:p>32886</text:p>
              </table:table-cell>
            </table:table-row>
            <table:table-row>
              <table:table-cell office:value-type="string">
                <text:p>css</text:p>
              </table:table-cell>
              <table:table-cell office:value-type="float" office:value="215493">
                <text:p>215493</text:p>
              </table:table-cell>
              <table:table-cell office:value-type="float" office:value="76911">
                <text:p>76911</text:p>
              </table:table-cell>
              <table:table-cell office:value-type="float" office:value="27459">
                <text:p>27459</text:p>
              </table:table-cell>
            </table:table-row>
            <table:table-row>
              <table:table-cell office:value-type="string">
                <text:p>effects</text:p>
              </table:table-cell>
              <table:table-cell office:value-type="float" office:value="240892">
                <text:p>240892</text:p>
              </table:table-cell>
              <table:table-cell office:value-type="float" office:value="85694">
                <text:p>85694</text:p>
              </table:table-cell>
              <table:table-cell office:value-type="float" office:value="30604">
                <text:p>30604</text:p>
              </table:table-cell>
            </table:table-row>
            <table:table-row>
              <table:table-cell office:value-type="string">
                <text:p>offset</text:p>
              </table:table-cell>
              <table:table-cell office:value-type="float" office:value="253531">
                <text:p>253531</text:p>
              </table:table-cell>
              <table:table-cell office:value-type="float" office:value="90445">
                <text:p>90445</text:p>
              </table:table-cell>
              <table:table-cell office:value-type="float" office:value="32393">
                <text:p>32393</text:p>
              </table:table-cell>
            </table:table-row>
            <table:table-row>
              <table:table-cell office:value-type="string">
                <text:p>dimensions</text:p>
              </table:table-cell>
              <table:table-cell office:value-type="float" office:value="256628">
                <text:p>256628</text:p>
              </table:table-cell>
              <table:table-cell office:value-type="float" office:value="92096">
                <text:p>92096</text:p>
              </table:table-cell>
              <table:table-cell office:value-type="float" office:value="32956">
                <text:p>32956</text:p>
              </table:table-cell>
            </table:table-row>
            <table:table-row>
              <table:table-cell office:value-type="string">
                <text:p>deprecated</text:p>
              </table:table-cell>
              <table:table-cell office:value-type="float" office:value="256781">
                <text:p>256781</text:p>
              </table:table-cell>
              <table:table-cell office:value-type="float" office:value="91863">
                <text:p>91863</text:p>
              </table:table-cell>
              <table:table-cell office:value-type="float" office:value="32845">
                <text:p>32845</text:p>
              </table:table-cell>
            </table:table-row>
            <table:table-row>
              <table:table-cell office:value-type="string">
                <text:p>NONE</text:p>
              </table:table-cell>
              <table:table-cell office:value-type="float" office:value="179409">
                <text:p>179409</text:p>
              </table:table-cell>
              <table:table-cell office:value-type="float" office:value="66440">
                <text:p>66440</text:p>
              </table:table-cell>
              <table:table-cell office:value-type="float" office:value="23227">
                <text:p>232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4c4c4c"/>
    </style:style>
    <style:style style:name="ch2" style:family="chart">
      <style:chart-properties chart:auto-position="true"/>
      <style:text-properties fo:color="#e6e6e6" fo:font-size="16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color="#e6e6e6"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color="#e6e6e6" fo:font-size="10pt" fo:font-weight="bold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608cm" svg:height="10.599cm" xlink:href=".." xlink:type="simple" chart:class="chart:bar" chart:style-name="ch1">
        <chart:title svg:x="13.09cm" svg:y="0.347cm" chart:style-name="ch2">
          <text:p>Gzipped</text:p>
        </chart:title>
        <chart:plot-area chart:style-name="ch3" table:cell-range-address="Sheet1.A1:Sheet1.A12 Sheet1.D1:Sheet1.D12" chart:data-source-has-labels="both" svg:x="1.022cm" svg:y="1.927cm" svg:width="26.442cm" svg:height="8.041cm">
          <chartooo:coordinate-region svg:x="2.199cm" svg:y="2.126cm" svg:width="25.265cm" svg:height="7.195cm"/>
          <chart:axis chart:dimension="x" chart:name="primary-x" chart:style-name="ch4" chartooo:axis-type="auto">
            <chartooo:date-scale/>
            <chart:categories table:cell-range-address="Sheet1.A2:Sheet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12" chart:label-cell-address="Sheet1.D1:Sheet1.D1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zipped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L</text:p>
                <draw:g>
                  <svg:desc>Sheet1.A2:Sheet1.A12</svg:desc>
                </draw:g>
              </table:table-cell>
              <table:table-cell office:value-type="float" office:value="33114">
                <text:p>33114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ajax</text:p>
              </table:table-cell>
              <table:table-cell office:value-type="float" office:value="29061">
                <text:p>29061</text:p>
              </table:table-cell>
            </table:table-row>
            <table:table-row>
              <table:table-cell office:value-type="string">
                <text:p>ajax/jsonp</text:p>
              </table:table-cell>
              <table:table-cell office:value-type="float" office:value="32814">
                <text:p>32814</text:p>
              </table:table-cell>
            </table:table-row>
            <table:table-row>
              <table:table-cell office:value-type="string">
                <text:p>ajax/xhr</text:p>
              </table:table-cell>
              <table:table-cell office:value-type="float" office:value="32575">
                <text:p>32575</text:p>
              </table:table-cell>
            </table:table-row>
            <table:table-row>
              <table:table-cell office:value-type="string">
                <text:p>ajax/script</text:p>
              </table:table-cell>
              <table:table-cell office:value-type="float" office:value="32886">
                <text:p>32886</text:p>
              </table:table-cell>
            </table:table-row>
            <table:table-row>
              <table:table-cell office:value-type="string">
                <text:p>css</text:p>
              </table:table-cell>
              <table:table-cell office:value-type="float" office:value="27459">
                <text:p>27459</text:p>
              </table:table-cell>
            </table:table-row>
            <table:table-row>
              <table:table-cell office:value-type="string">
                <text:p>effects</text:p>
              </table:table-cell>
              <table:table-cell office:value-type="float" office:value="30604">
                <text:p>30604</text:p>
              </table:table-cell>
            </table:table-row>
            <table:table-row>
              <table:table-cell office:value-type="string">
                <text:p>offset</text:p>
              </table:table-cell>
              <table:table-cell office:value-type="float" office:value="32393">
                <text:p>32393</text:p>
              </table:table-cell>
            </table:table-row>
            <table:table-row>
              <table:table-cell office:value-type="string">
                <text:p>dimensions</text:p>
              </table:table-cell>
              <table:table-cell office:value-type="float" office:value="32956">
                <text:p>32956</text:p>
              </table:table-cell>
            </table:table-row>
            <table:table-row>
              <table:table-cell office:value-type="string">
                <text:p>deprecated</text:p>
              </table:table-cell>
              <table:table-cell office:value-type="float" office:value="32845">
                <text:p>32845</text:p>
              </table:table-cell>
            </table:table-row>
            <table:table-row>
              <table:table-cell office:value-type="string">
                <text:p>NONE</text:p>
              </table:table-cell>
              <table:table-cell office:value-type="float" office:value="23227">
                <text:p>232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